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Arial" style:font-family-asian="Arial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Arial" style:font-family-asian="Arial" style:font-family-generic-asian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15:54:10.8466294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Linux_X86_64 LibreOffice_project/00$Build-2</meta:generator>
  </office:meta>
</office:document-meta>
</file>